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Tabella1" style:family="table">
      <style:table-properties style:width="8.239cm" table:align="left"/>
    </style:style>
    <style:style style:name="Tabella1.A" style:family="table-column">
      <style:table-column-properties style:column-width="2.436cm"/>
    </style:style>
    <style:style style:name="Tabella1.B" style:family="table-column">
      <style:table-column-properties style:column-width="2.829cm"/>
    </style:style>
    <style:style style:name="Tabella1.C" style:family="table-column">
      <style:table-column-properties style:column-width="2.974cm"/>
    </style:style>
    <style:style style:name="Tabella1.A1" style:family="table-cell">
      <style:table-cell-properties style:vertical-align="middle" fo:padding="0.049cm" fo:border="none"/>
    </style:style>
    <style:style style:name="Tabella2" style:family="table">
      <style:table-properties style:width="4.886cm" table:align="left"/>
    </style:style>
    <style:style style:name="Tabella2.A" style:family="table-column">
      <style:table-column-properties style:column-width="0.247cm"/>
    </style:style>
    <style:style style:name="Tabella2.B" style:family="table-column">
      <style:table-column-properties style:column-width="4.639cm"/>
    </style:style>
    <style:style style:name="Tabella2.A1" style:family="table-cell">
      <style:table-cell-properties style:vertical-align="middle"/>
    </style:style>
    <style:style style:name="Tabella3" style:family="table">
      <style:table-properties style:width="9.945cm" table:align="left"/>
    </style:style>
    <style:style style:name="Tabella3.A" style:family="table-column">
      <style:table-column-properties style:column-width="0.247cm"/>
    </style:style>
    <style:style style:name="Tabella3.B" style:family="table-column">
      <style:table-column-properties style:column-width="9.698cm"/>
    </style:style>
    <style:style style:name="Tabella3.A1" style:family="table-cell">
      <style:table-cell-properties style:vertical-align="middle"/>
    </style:style>
    <style:style style:name="Tabella4" style:family="table">
      <style:table-properties style:width="17.59cm" table:align="left"/>
    </style:style>
    <style:style style:name="Tabella4.A" style:family="table-column">
      <style:table-column-properties style:column-width="0.247cm"/>
    </style:style>
    <style:style style:name="Tabella4.B" style:family="table-column">
      <style:table-column-properties style:column-width="17.343cm"/>
    </style:style>
    <style:style style:name="Tabella4.A1" style:family="table-cell">
      <style:table-cell-properties style:vertical-align="middle"/>
    </style:style>
    <style:style style:name="Tabella5" style:family="table">
      <style:table-properties style:width="9.987cm" table:align="left"/>
    </style:style>
    <style:style style:name="Tabella5.A" style:family="table-column">
      <style:table-column-properties style:column-width="0.247cm"/>
    </style:style>
    <style:style style:name="Tabella5.B" style:family="table-column">
      <style:table-column-properties style:column-width="9.74cm"/>
    </style:style>
    <style:style style:name="Tabella5.A1" style:family="table-cell">
      <style:table-cell-properties style:vertical-align="middle"/>
    </style:style>
    <style:style style:name="Tabella6" style:family="table">
      <style:table-properties style:width="17.205cm" table:align="left"/>
    </style:style>
    <style:style style:name="Tabella6.A" style:family="table-column">
      <style:table-column-properties style:column-width="0.247cm"/>
    </style:style>
    <style:style style:name="Tabella6.B" style:family="table-column">
      <style:table-column-properties style:column-width="16.958cm"/>
    </style:style>
    <style:style style:name="Tabella6.A1" style:family="table-cell">
      <style:table-cell-properties style:vertical-align="middle"/>
    </style:style>
    <style:style style:name="Tabella7" style:family="table">
      <style:table-properties style:width="11.024cm" table:align="left"/>
    </style:style>
    <style:style style:name="Tabella7.A" style:family="table-column">
      <style:table-column-properties style:column-width="0.247cm"/>
    </style:style>
    <style:style style:name="Tabella7.B" style:family="table-column">
      <style:table-column-properties style:column-width="10.777cm"/>
    </style:style>
    <style:style style:name="Tabella7.A1" style:family="table-cell">
      <style:table-cell-properties style:vertical-align="middle"/>
    </style:style>
    <style:style style:name="Tabella8" style:family="table">
      <style:table-properties style:width="17.205cm" table:align="left"/>
    </style:style>
    <style:style style:name="Tabella8.A" style:family="table-column">
      <style:table-column-properties style:column-width="0.247cm"/>
    </style:style>
    <style:style style:name="Tabella8.B" style:family="table-column">
      <style:table-column-properties style:column-width="16.958cm"/>
    </style:style>
    <style:style style:name="Tabella8.A1" style:family="table-cell">
      <style:table-cell-properties style:vertical-align="middle"/>
    </style:style>
    <style:style style:name="Tabella9" style:family="table">
      <style:table-properties style:width="15.268cm" table:align="left"/>
    </style:style>
    <style:style style:name="Tabella9.A" style:family="table-column">
      <style:table-column-properties style:column-width="0.247cm"/>
    </style:style>
    <style:style style:name="Tabella9.B" style:family="table-column">
      <style:table-column-properties style:column-width="15.021cm"/>
    </style:style>
    <style:style style:name="Tabella9.A1" style:family="table-cell">
      <style:table-cell-properties style:vertical-align="middle"/>
    </style:style>
    <style:style style:name="Tabella10" style:family="table">
      <style:table-properties style:width="16.284cm" table:align="left"/>
    </style:style>
    <style:style style:name="Tabella10.A" style:family="table-column">
      <style:table-column-properties style:column-width="0.247cm"/>
    </style:style>
    <style:style style:name="Tabella10.B" style:family="table-column">
      <style:table-column-properties style:column-width="16.037cm"/>
    </style:style>
    <style:style style:name="Tabella10.A1" style:family="table-cell">
      <style:table-cell-properties style:vertical-align="middle"/>
    </style:style>
    <style:style style:name="Tabella11" style:family="table">
      <style:table-properties style:width="17.395cm" table:align="left"/>
    </style:style>
    <style:style style:name="Tabella11.A" style:family="table-column">
      <style:table-column-properties style:column-width="0.247cm"/>
    </style:style>
    <style:style style:name="Tabella11.B" style:family="table-column">
      <style:table-column-properties style:column-width="17.149cm"/>
    </style:style>
    <style:style style:name="Tabella11.A1" style:family="table-cell">
      <style:table-cell-properties style:vertical-align="middle"/>
    </style:style>
    <style:style style:name="Tabella12" style:family="table">
      <style:table-properties style:width="17.59cm" table:align="left"/>
    </style:style>
    <style:style style:name="Tabella12.A" style:family="table-column">
      <style:table-column-properties style:column-width="0.247cm"/>
    </style:style>
    <style:style style:name="Tabella12.B" style:family="table-column">
      <style:table-column-properties style:column-width="17.343cm"/>
    </style:style>
    <style:style style:name="Tabella12.A1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primary">
        <text:section text:style-name="Sect1" text:name="content">
          <text:h text:style-name="Heading_20_1" text:outline-level="1">Realtek 802.11ac USB Wi-Fi Linux Driver Installation</text:h>
          <text:p text:style-name="P9">Posted on by <text:a xlink:type="simple" xlink:href="https://blog.abysm.org/author/kyli/" text:style-name="Internet_20_link" text:visited-style-name="Visited_20_Internet_20_Link">Kuan-Yi Li</text:a> </text:p>
          <text:p text:style-name="Text_20_body">If you’re using your USB device in a virtual machine, see also <text:a xlink:type="simple" xlink:href="https://blog.abysm.org/2020/02/pitfalls-using-usb-devices-in-virtual-machines/" text:style-name="Internet_20_link" text:visited-style-name="Visited_20_Internet_20_Link">Pitfalls Using USB Devices in Virtual Machines</text:a>.</text:p>
          <text:h text:style-name="Heading_20_3" text:outline-level="3">Target Devices</text:h>
          <text:p text:style-name="Text_20_body">Adapters with chipset: <text:a xlink:type="simple" xlink:href="https://www.realtek.com/en/products/communications-network-ics/item/rtl8811au" text:style-name="Internet_20_link" text:visited-style-name="Visited_20_Internet_20_Link">RTL8811AU</text:a>, <text:a xlink:type="simple" xlink:href="https://www.realtek.com/en/products/communications-network-ics/item/rtl8812au" text:style-name="Internet_20_link" text:visited-style-name="Visited_20_Internet_20_Link">RTL8812AU</text:a> (<text:a xlink:type="simple" xlink:href="https://www.realtek.com/en/products/communications-network-ics/item/rtl8814au" text:style-name="Internet_20_link" text:visited-style-name="Visited_20_Internet_20_Link">RTL8814AU</text:a> have a <text:a xlink:type="simple" xlink:href="https://github.com/aircrack-ng/rtl8814au" text:style-name="Internet_20_link" text:visited-style-name="Visited_20_Internet_20_Link">separate driver</text:a> now.)</text:p>
          <text:p text:style-name="P1"><text:bookmark text:name="more-175"/></text:p>
          <table:table table:name="Tabella1" table:style-name="Tabella1">
            <table:table-column table:style-name="Tabella1.A"/>
            <table:table-column table:style-name="Tabella1.B"/>
            <table:table-column table:style-name="Tabella1.C"/>
            <table:table-header-rows>
              <table:table-row table:style-name="TableLine94881380078592">
                <table:table-cell table:style-name="Tabella1.A1" office:value-type="string">
                  <text:p text:style-name="Table_20_Heading">Chipset</text:p>
                </table:table-cell>
                <table:table-cell table:style-name="Tabella1.A1" office:value-type="string">
                  <text:p text:style-name="Table_20_Heading">Vendor</text:p>
                </table:table-cell>
                <table:table-cell table:style-name="Tabella1.A1" office:value-type="string">
                  <text:p text:style-name="Table_20_Heading">Model</text:p>
                </table:table-cell>
              </table:table-row>
            </table:table-header-rows>
            <table:table-row table:style-name="TableLine94881380078592">
              <table:table-cell table:style-name="Tabella1.A1" office:value-type="string">
                <text:p text:style-name="Table_20_Contents">RTL8811AU</text:p>
              </table:table-cell>
              <table:table-cell table:style-name="Tabella1.A1" office:value-type="string">
                <text:p text:style-name="Table_20_Contents">ALFA Network</text:p>
              </table:table-cell>
              <table:table-cell table:style-name="Tabella1.A1" office:value-type="string">
                <text:p text:style-name="Table_20_Contents">AWUS036ACS</text:p>
              </table:table-cell>
            </table:table-row>
            <table:table-row table:style-name="TableLine94881380078592">
              <table:table-cell table:style-name="Tabella1.A1" table:number-rows-spanned="3" office:value-type="string">
                <text:p text:style-name="Table_20_Contents">RTL8812AU</text:p>
              </table:table-cell>
              <table:table-cell table:style-name="Tabella1.A1" office:value-type="string">
                <text:p text:style-name="Table_20_Contents">ALFA Network</text:p>
              </table:table-cell>
              <table:table-cell table:style-name="Tabella1.A1" office:value-type="string">
                <text:p text:style-name="Table_20_Contents">AWUS036AC</text:p>
              </table:table-cell>
            </table:table-row>
            <table:table-row table:style-name="TableLine94881380078592">
              <table:covered-table-cell/>
              <table:table-cell table:style-name="Tabella1.A1" office:value-type="string">
                <text:p text:style-name="Table_20_Contents">ALFA Network</text:p>
              </table:table-cell>
              <table:table-cell table:style-name="Tabella1.A1" office:value-type="string">
                <text:p text:style-name="Table_20_Contents">AWUS036ACH</text:p>
              </table:table-cell>
            </table:table-row>
            <table:table-row table:style-name="TableLine94881380078592">
              <table:covered-table-cell/>
              <table:table-cell table:style-name="Tabella1.A1" office:value-type="string">
                <text:p text:style-name="Table_20_Contents">ALFA Network</text:p>
              </table:table-cell>
              <table:table-cell table:style-name="Tabella1.A1" office:value-type="string">
                <text:p text:style-name="Table_20_Contents">AWUS036EAC</text:p>
              </table:table-cell>
            </table:table-row>
          </table:table>
          <text:h text:style-name="Heading_20_3" text:outline-level="3">Driver Information</text:h>
          <text:list xml:id="list2119367960" text:style-name="L1">
            <text:list-item>
              <text:p text:style-name="P3"><text:a xlink:type="simple" xlink:href="https://github.com/aircrack-ng/rtl8812au" text:style-name="Internet_20_link" text:visited-style-name="Visited_20_Internet_20_Link">aircrack-ng/rtl8812au – GitHub</text:a> </text:p>
            </text:list-item>
          </text:list>
          <text:p text:style-name="Text_20_body">Developed internally by Realtek, and then <text:span text:style-name="Emphasis">patched</text:span> by open community members.</text:p>
          <text:p text:style-name="Text_20_body">This drivers is <text:span text:style-name="Emphasis">not mainlined</text:span> (might never will be, from the look of it), so you’ll be loading a self-compiled out-of-tree kernel module. If you are running on a system using <text:a xlink:type="simple" xlink:href="https://en.wikipedia.org/wiki/Unified_Extensible_Firmware_Interface" text:style-name="Internet_20_link" text:visited-style-name="Visited_20_Internet_20_Link">UEFI</text:a> <text:a xlink:type="simple" xlink:href="https://en.wikipedia.org/wiki/Unified_Extensible_Firmware_Interface#Secure_boot" text:style-name="Internet_20_link" text:visited-style-name="Visited_20_Internet_20_Link">Secure Boot</text:a>, you may need to either <text:span text:style-name="Strong_20_Emphasis">disable</text:span> Secure Boot or <text:span text:style-name="Strong_20_Emphasis">sign</text:span> the kernel module before you can load it. (We won’t cover that here.)</text:p>
          <text:p text:style-name="Text_20_body">To check the status of Secure Boot, run</text:p>
          <text:section text:style-name="Sect1" text:name="highlighter_887187">
            <table:table table:name="Tabella2" table:style-name="Tabella2">
              <table:table-column table:style-name="Tabella2.A"/>
              <table:table-column table:style-name="Tabella2.B"/>
              <table:table-row table:style-name="TableLine94881384688832">
                <table:table-cell table:style-name="Tabella2.A1" office:value-type="string">
                  <text:p text:style-name="Table_20_Contents">1</text:p>
                </table:table-cell>
                <table:table-cell table:style-name="Tabella2.A1" office:value-type="string">
                  <text:p text:style-name="Table_20_Contents"><text:span text:style-name="Source_20_Text">mokutil --sb-state</text:span></text:p>
                </table:table-cell>
              </table:table-row>
            </table:table>
            <text:p text:style-name="Text_20_body"/>
          </text:section>
          <text:p text:style-name="Text_20_body">Output will be one of the following:</text:p>
          <text:list xml:id="list3177288914" text:style-name="L2">
            <text:list-item>
              <text:p text:style-name="P10"><text:span text:style-name="Source_20_Text">SecureBoot enabled</text:span> — using UEFI, Secure Boot enabled </text:p>
            </text:list-item>
            <text:list-item>
              <text:p text:style-name="P10"><text:span text:style-name="Source_20_Text">SecureBoot disabled</text:span> — using UEFI, Secure Boot disabled </text:p>
            </text:list-item>
            <text:list-item>
              <text:p text:style-name="P4"><text:span text:style-name="Source_20_Text">EFI variables are not supported on this system</text:span> — not using UEFI, Secure Boot disabled </text:p>
            </text:list-item>
          </text:list>
          <text:h text:style-name="Heading_20_3" text:outline-level="3"><text:soft-page-break/>Driver Installation</text:h>
          <text:h text:style-name="Heading_20_4" text:outline-level="4">Kali Linux</text:h>
          <text:p text:style-name="Text_20_body">For those who are running <text:a xlink:type="simple" xlink:href="https://www.kali.org/get-kali/#kali-arm" text:style-name="Internet_20_link" text:visited-style-name="Visited_20_Internet_20_Link">Kali Linux ARM Image</text:a> on <text:span text:style-name="Emphasis">Raspberry Pi</text:span>, the driver should be installed already.</text:p>
          <text:p text:style-name="Text_20_body">For x86 users, install package <text:a xlink:type="simple" xlink:href="https://pkg.kali.org/pkg/realtek-rtl88xxau-dkms" text:style-name="Internet_20_link" text:visited-style-name="Visited_20_Internet_20_Link"><text:span text:style-name="Source_20_Text">realtek-rtl88xxau-dkms</text:span></text:a>.</text:p>
          <text:section text:style-name="Sect1" text:name="highlighter_622363">
            <table:table table:name="Tabella3" table:style-name="Tabella3">
              <table:table-column table:style-name="Tabella3.A"/>
              <table:table-column table:style-name="Tabella3.B"/>
              <table:table-row table:style-name="TableLine94881384793744">
                <table:table-cell table:style-name="Tabella3.A1" office:value-type="string">
                  <text:p text:style-name="Table_20_Contents">1</text:p>
                  <text:p text:style-name="Table_20_Contents">2</text:p>
                </table:table-cell>
                <table:table-cell table:style-name="Tabella3.A1" office:value-type="string">
                  <text:p text:style-name="Table_20_Contents"><text:span text:style-name="Source_20_Text">sudo</text:span> <text:span text:style-name="Source_20_Text">apt update</text:span></text:p>
                  <text:p text:style-name="Table_20_Contents"><text:span text:style-name="Source_20_Text">sudo</text:span> <text:span text:style-name="Source_20_Text">apt install</text:span> <text:span text:style-name="Source_20_Text">realtek-rtl88xxau-dkms</text:span></text:p>
                </table:table-cell>
              </table:table-row>
            </table:table>
            <text:p text:style-name="Text_20_body"/>
          </text:section>
          <text:h text:style-name="Heading_20_4" text:outline-level="4">Parrot OS</text:h>
          <text:p text:style-name="Text_20_body">Security edition has package <text:span text:style-name="Source_20_Text">realtek-rtl88xxau-dkms</text:span> installed by default. If this is not the case, follow the same instructions above for Kali Linux.</text:p>
          <text:h text:style-name="Heading_20_4" text:outline-level="4">Debian and Its Derivatives (on x86, x86_64 Platforms)</text:h>
          <text:p text:style-name="Text_20_body">Debian, Ubuntu, Linux Mint, Pop!_OS, elementary OS, etc.</text:p>
          <text:p text:style-name="Text_20_body">APT is able to install local <text:a xlink:type="simple" xlink:href="https://en.wikipedia.org/wiki/Deb_(file_format)" text:style-name="Internet_20_link" text:visited-style-name="Visited_20_Internet_20_Link">deb</text:a> file since <text:a xlink:type="simple" xlink:href="https://mvogt.wordpress.com/2015/11/30/apt-1-1-released/" text:style-name="Internet_20_link" text:visited-style-name="Visited_20_Internet_20_Link">version 1.1</text:a> — we can use that to install <text:span text:style-name="Source_20_Text">realtek-rtl88xxau-dkms</text:span> from Kali.</text:p>
          <text:p text:style-name="Text_20_body">Find the latest deb packages from <text:a xlink:type="simple" xlink:href="https://http.kali.org/kali/pool/contrib/r/" text:style-name="Internet_20_link" text:visited-style-name="Visited_20_Internet_20_Link">Kali’s repository</text:a>. <text:span text:style-name="Source_20_Text">realtek-rtl88xxau-dkms</text:span> depends on <text:span text:style-name="Source_20_Text">realtek-rtl8814au-dkms</text:span> since 25th of May 2021, so we’ll get deb files of these two.</text:p>
          <text:p text:style-name="Text_20_body">At the time of writing/updating, the latest ones are:</text:p>
          <text:list xml:id="list948015100" text:style-name="L3">
            <text:list-item>
              <text:p text:style-name="P11"><text:a xlink:type="simple" xlink:href="https://http.kali.org/kali/pool/contrib/r/realtek-rtl88xxau-dkms/realtek-rtl88xxau-dkms_5.6.4.2~git20210327.c0ce817-0kali2_all.deb" text:style-name="Internet_20_link" text:visited-style-name="Visited_20_Internet_20_Link">realtek-rtl88xxau-dkms_5.6.4.2~git20210327.c0ce817-0kali2_all.deb</text:a> </text:p>
            </text:list-item>
            <text:list-item>
              <text:p text:style-name="P5"><text:a xlink:type="simple" xlink:href="https://http.kali.org/kali/pool/contrib/r/realtek-rtl8814au-dkms/realtek-rtl8814au-dkms_5.8.5.1~git20210331.bdf80b5-0kali1_all.deb" text:style-name="Internet_20_link" text:visited-style-name="Visited_20_Internet_20_Link">realtek-rtl8814au-dkms_5.8.5.1~git20210331.bdf80b5-0kali1_all.deb</text:a> </text:p>
            </text:list-item>
          </text:list>
          <text:section text:style-name="Sect1" text:name="highlighter_817719">
            <table:table table:name="Tabella4" table:style-name="Tabella4">
              <table:table-column table:style-name="Tabella4.A"/>
              <table:table-column table:style-name="Tabella4.B"/>
              <table:table-row table:style-name="TableLine94881384832192">
                <table:table-cell table:style-name="Tabella4.A1" office:value-type="string">
                  <text:p text:style-name="Table_20_Contents">1</text:p>
                  <text:p text:style-name="Table_20_Contents">2</text:p>
                  <text:p text:style-name="Table_20_Contents">3</text:p>
                </table:table-cell>
                <table:table-cell table:style-name="Tabella4.A1" office:value-type="string">
                  <text:p text:style-name="Table_20_Contents"><text:span text:style-name="Source_20_Text">wget https://http.kali.org/kali/pool/contrib/r/realtek-rtl88xxau-dkms/realtek-rtl88xxau-dkms_5.6.4.2~git20210327.c0ce817-0kali2_all.deb https://http.kali.org/kali/pool/contrib/r/realtek-rtl8814au-dkms/realtek-rtl8814au-dkms_5.8.5.1~git20210331.bdf80b5-0kali1_all.deb</text:span></text:p>
                  <text:p text:style-name="Table_20_Contents"><text:span text:style-name="Source_20_Text">sudo</text:span> <text:span text:style-name="Source_20_Text">apt update</text:span></text:p>
                  <text:p text:style-name="Table_20_Contents"><text:span text:style-name="Source_20_Text">sudo</text:span> <text:span text:style-name="Source_20_Text">apt install</text:span> <text:span text:style-name="Source_20_Text">./realtek-rtl88xxau-dkms_5.6.4.2~git20210327.c0ce817-0kali2_all.deb ./realtek-rtl8814au-dkms_5.8.5.1~git20210331.bdf80b5-0kali1_all.deb</text:span></text:p>
                </table:table-cell>
              </table:table-row>
            </table:table>
            <text:p text:style-name="Text_20_body"/>
          </text:section>
          <text:p text:style-name="Text_20_body">Although not tested, some distros should be able to perform the whole process in GUI — download deb files through browser and double-click to install. (Install <text:span text:style-name="Source_20_Text">realtek-rtl8814au-dkms</text:span> first, then <text:span text:style-name="Source_20_Text">realtek-rtl88xxau-dkms</text:span>.)</text:p>
          <text:h text:style-name="Heading_20_4" text:outline-level="4">Fedora</text:h>
          <text:section text:style-name="Sect1" text:name="highlighter_873680">
            <table:table table:name="Tabella5" table:style-name="Tabella5">
              <table:table-column table:style-name="Tabella5.A"/>
              <table:table-column table:style-name="Tabella5.B"/>
              <text:soft-page-break/>
              <table:table-row table:style-name="TableLine94881384850432">
                <table:table-cell table:style-name="Tabella5.A1" office:value-type="string">
                  <text:p text:style-name="Table_20_Contents">1</text:p>
                </table:table-cell>
                <table:table-cell table:style-name="Tabella5.A1" office:value-type="string">
                  <text:p text:style-name="Table_20_Contents"><text:span text:style-name="Source_20_Text">sudo</text:span> <text:span text:style-name="Source_20_Text">dnf install</text:span> <text:span text:style-name="Source_20_Text">dkms kernel-devel make</text:span></text:p>
                </table:table-cell>
              </table:table-row>
            </table:table>
            <text:p text:style-name="Text_20_body"/>
          </text:section>
          <text:p text:style-name="Text_20_body">Note that because the kernel module is built with <text:a xlink:type="simple" xlink:href="https://en.wikipedia.org/wiki/Dynamic_Kernel_Module_Support" text:style-name="Internet_20_link" text:visited-style-name="Visited_20_Internet_20_Link">DKMS</text:a> you should ensure you have <text:span text:style-name="Strong_20_Emphasis">installed and rebooted to latest kernel update</text:span> before installing.</text:p>
          <text:section text:style-name="Sect1" text:name="highlighter_643223">
            <table:table table:name="Tabella6" table:style-name="Tabella6">
              <table:table-column table:style-name="Tabella6.A"/>
              <table:table-column table:style-name="Tabella6.B"/>
              <table:table-row table:style-name="TableLine94881384862288">
                <table:table-cell table:style-name="Tabella6.A1" office:value-type="string">
                  <text:p text:style-name="Table_20_Contents">1</text:p>
                  <text:p text:style-name="Table_20_Contents">2</text:p>
                  <text:p text:style-name="Table_20_Contents">3</text:p>
                </table:table-cell>
                <table:table-cell table:style-name="Tabella6.A1" office:value-type="string">
                  <text:p text:style-name="Table_20_Contents"><text:span text:style-name="Source_20_Text">git clone -b v5.6.4.2 https://github.com/aircrack-ng/rtl8812au.git</text:span></text:p>
                  <text:p text:style-name="Table_20_Contents"><text:span text:style-name="Source_20_Text">cd</text:span> <text:span text:style-name="Source_20_Text">rtl8812au</text:span></text:p>
                  <text:p text:style-name="Table_20_Contents"><text:span text:style-name="Source_20_Text">sudo</text:span> <text:span text:style-name="Source_20_Text">make</text:span> <text:span text:style-name="Source_20_Text">dkms_install</text:span></text:p>
                </table:table-cell>
              </table:table-row>
            </table:table>
            <text:p text:style-name="Text_20_body"/>
          </text:section>
          <text:h text:style-name="Heading_20_4" text:outline-level="4">CentOS</text:h>
          <text:section text:style-name="Sect1" text:name="highlighter_337442">
            <table:table table:name="Tabella7" table:style-name="Tabella7">
              <table:table-column table:style-name="Tabella7.A"/>
              <table:table-column table:style-name="Tabella7.B"/>
              <table:table-row table:style-name="TableLine94881384878000">
                <table:table-cell table:style-name="Tabella7.A1" office:value-type="string">
                  <text:p text:style-name="Table_20_Contents">1</text:p>
                  <text:p text:style-name="Table_20_Contents">2</text:p>
                </table:table-cell>
                <table:table-cell table:style-name="Tabella7.A1" office:value-type="string">
                  <text:p text:style-name="Table_20_Contents"><text:span text:style-name="Source_20_Text">sudo</text:span> <text:span text:style-name="Source_20_Text">yum install</text:span> <text:span text:style-name="Source_20_Text">epel-release</text:span></text:p>
                  <text:p text:style-name="Table_20_Contents"><text:span text:style-name="Source_20_Text">sudo</text:span> <text:span text:style-name="Source_20_Text">yum install</text:span> <text:span text:style-name="Source_20_Text">git dkms kernel-devel make</text:span></text:p>
                </table:table-cell>
              </table:table-row>
            </table:table>
            <text:p text:style-name="Text_20_body"/>
          </text:section>
          <text:p text:style-name="Text_20_body">Note that because the kernel module is built with <text:a xlink:type="simple" xlink:href="https://en.wikipedia.org/wiki/Dynamic_Kernel_Module_Support" text:style-name="Internet_20_link" text:visited-style-name="Visited_20_Internet_20_Link">DKMS</text:a> you should ensure you have <text:span text:style-name="Strong_20_Emphasis">installed and rebooted to latest kernel update</text:span> before installing.</text:p>
          <text:section text:style-name="Sect1" text:name="highlighter_208750">
            <table:table table:name="Tabella8" table:style-name="Tabella8">
              <table:table-column table:style-name="Tabella8.A"/>
              <table:table-column table:style-name="Tabella8.B"/>
              <table:table-row table:style-name="TableLine94881384892000">
                <table:table-cell table:style-name="Tabella8.A1" office:value-type="string">
                  <text:p text:style-name="Table_20_Contents">1</text:p>
                  <text:p text:style-name="Table_20_Contents">2</text:p>
                  <text:p text:style-name="Table_20_Contents">3</text:p>
                </table:table-cell>
                <table:table-cell table:style-name="Tabella8.A1" office:value-type="string">
                  <text:p text:style-name="Table_20_Contents"><text:span text:style-name="Source_20_Text">git clone -b v5.6.4.2 https://github.com/aircrack-ng/rtl8812au.git</text:span></text:p>
                  <text:p text:style-name="Table_20_Contents"><text:span text:style-name="Source_20_Text">cd</text:span> <text:span text:style-name="Source_20_Text">rtl8812au</text:span></text:p>
                  <text:p text:style-name="Table_20_Contents"><text:span text:style-name="Source_20_Text">sudo</text:span> <text:span text:style-name="Source_20_Text">make</text:span> <text:span text:style-name="Source_20_Text">dkms_install</text:span></text:p>
                </table:table-cell>
              </table:table-row>
            </table:table>
            <text:p text:style-name="Text_20_body"/>
          </text:section>
          <text:h text:style-name="Heading_20_4" text:outline-level="4">Arch Linux</text:h>
          <text:p text:style-name="Text_20_body">These instructions are expansions of</text:p>
          <text:list xml:id="list484544580" text:style-name="L4">
            <text:list-item>
              <text:p text:style-name="P12"><text:a xlink:type="simple" xlink:href="https://wiki.archlinux.org/index.php/Network_configuration/Wireless#rtl88xxau" text:style-name="Internet_20_link" text:visited-style-name="Visited_20_Internet_20_Link">rtl88xxau – Wireless – Network configuration – ArchWiki</text:a> </text:p>
            </text:list-item>
            <text:list-item>
              <text:p text:style-name="P6"><text:a xlink:type="simple" xlink:href="https://wiki.archlinux.org/index.php/Arch_User_Repository" text:style-name="Internet_20_link" text:visited-style-name="Visited_20_Internet_20_Link">Arch User Repository – ArchWiki</text:a> </text:p>
            </text:list-item>
          </text:list>
          <text:section text:style-name="Sect1" text:name="highlighter_699796">
            <table:table table:name="Tabella9" table:style-name="Tabella9">
              <table:table-column table:style-name="Tabella9.A"/>
              <table:table-column table:style-name="Tabella9.B"/>
              <table:table-row table:style-name="TableLine94881384925040">
                <table:table-cell table:style-name="Tabella9.A1" office:value-type="string">
                  <text:p text:style-name="Table_20_Contents">1</text:p>
                </table:table-cell>
                <table:table-cell table:style-name="Tabella9.A1" office:value-type="string">
                  <text:p text:style-name="Table_20_Contents"><text:span text:style-name="Source_20_Text">sudo</text:span> <text:span text:style-name="Source_20_Text">pacman -Syu --needed base-devel git dkms linux-headers</text:span></text:p>
                </table:table-cell>
              </table:table-row>
            </table:table>
            <text:p text:style-name="Text_20_body"/>
          </text:section>
          <text:p text:style-name="Text_20_body">If you’re not using the default kernel, package <text:span text:style-name="Source_20_Text">linux-headers</text:span> should be changed respectively. Say you’re using LTS kernel, the command would then be</text:p>
          <text:section text:style-name="Sect1" text:name="highlighter_639519">
            <table:table table:name="Tabella10" table:style-name="Tabella10">
              <table:table-column table:style-name="Tabella10.A"/>
              <table:table-column table:style-name="Tabella10.B"/>
              <table:table-row table:style-name="TableLine94881384936272">
                <table:table-cell table:style-name="Tabella10.A1" office:value-type="string">
                  <text:p text:style-name="Table_20_Contents">1</text:p>
                </table:table-cell>
                <table:table-cell table:style-name="Tabella10.A1" office:value-type="string">
                  <text:p text:style-name="Table_20_Contents"><text:span text:style-name="Source_20_Text">sudo</text:span> <text:span text:style-name="Source_20_Text">pacman -Syu --needed base-devel git dkms linux-lts-headers</text:span></text:p>
                </table:table-cell>
              </table:table-row>
            </table:table>
            <text:p text:style-name="Text_20_body"/>
          </text:section>
          <text:p text:style-name="Text_20_body">Note that because the kernel module is built with <text:a xlink:type="simple" xlink:href="https://en.wikipedia.org/wiki/Dynamic_Kernel_Module_Support" text:style-name="Internet_20_link" text:visited-style-name="Visited_20_Internet_20_Link">DKMS</text:a> you should ensure you have <text:span text:style-name="Strong_20_Emphasis">installed and rebooted to latest kernel update</text:span> before installing.</text:p>
          <text:section text:style-name="Sect1" text:name="highlighter_839932">
            <table:table table:name="Tabella11" table:style-name="Tabella11">
              <table:table-column table:style-name="Tabella11.A"/>
              <table:table-column table:style-name="Tabella11.B"/>
              <table:table-row table:style-name="TableLine94881384948400">
                <table:table-cell table:style-name="Tabella11.A1" office:value-type="string">
                  <text:p text:style-name="Table_20_Contents">1</text:p>
                  <text:p text:style-name="Table_20_Contents">2</text:p>
                  <text:p text:style-name="Table_20_Contents">3</text:p>
                </table:table-cell>
                <table:table-cell table:style-name="Tabella11.A1" office:value-type="string">
                  <text:p text:style-name="Table_20_Contents"><text:span text:style-name="Source_20_Text">git clone https://aur.archlinux.org/rtl88xxau-aircrack-dkms-git.git</text:span></text:p>
                  <text:p text:style-name="Table_20_Contents"><text:span text:style-name="Source_20_Text">cd</text:span> <text:span text:style-name="Source_20_Text">rtl88xxau-aircrack-dkms-git</text:span></text:p>
                  <text:p text:style-name="Table_20_Contents"><text:span text:style-name="Source_20_Text">makepkg -si</text:span></text:p>
                </table:table-cell>
              </table:table-row>
            </table:table>
            <text:p text:style-name="Text_20_body"/>
          </text:section>
          <text:h text:style-name="Heading_20_3" text:outline-level="3"><text:soft-page-break/>Appendices</text:h>
          <text:h text:style-name="Heading_20_4" text:outline-level="4">Getting package URI</text:h>
          <text:p text:style-name="Text_20_body">In case that repository URL changes in the future, spin up a Kali VM or even a Docker container, and run</text:p>
          <text:section text:style-name="Sect1" text:name="highlighter_23144">
            <table:table table:name="Tabella12" table:style-name="Tabella12">
              <table:table-column table:style-name="Tabella12.A"/>
              <table:table-column table:style-name="Tabella12.B"/>
              <table:table-row table:style-name="TableLine94881384966016">
                <table:table-cell table:style-name="Tabella12.A1" office:value-type="string">
                  <text:p text:style-name="Table_20_Contents">1</text:p>
                  <text:p text:style-name="Table_20_Contents">2</text:p>
                </table:table-cell>
                <table:table-cell table:style-name="Tabella12.A1" office:value-type="string">
                  <text:p text:style-name="Table_20_Contents"><text:span text:style-name="Source_20_Text">sudo</text:span> <text:span text:style-name="Source_20_Text">apt update</text:span></text:p>
                  <text:p text:style-name="Table_20_Contents"><text:span text:style-name="Source_20_Text">apt download --print-uris realtek-rtl88xxau-dkms realtek-rtl8814au-dkms</text:span></text:p>
                </table:table-cell>
              </table:table-row>
            </table:table>
            <text:p text:style-name="Text_20_body"/>
          </text:section>
          <text:h text:style-name="Heading_20_4" text:outline-level="4">Monitor, Injection Support</text:h>
          <text:p text:style-name="Text_20_body">Your miles may vary on distros other than Kali, which is specifically tweaked for pentesting.</text:p>
          <text:h text:style-name="Heading_20_4" text:outline-level="4">VID/PID</text:h>
          <text:list xml:id="list2023513872" text:style-name="L5">
            <text:list-item>
              <text:p text:style-name="P7"><text:a xlink:type="simple" xlink:href="https://github.com/aircrack-ng/rtl8812au/blob/v5.6.4.2/os_dep/linux/usb_intf.c" text:style-name="Internet_20_link" text:visited-style-name="Visited_20_Internet_20_Link">USB VID and PID of supported device</text:a> </text:p>
            </text:list-item>
          </text:list>
          <text:h text:style-name="Heading_20_3" text:outline-level="3">References</text:h>
          <text:list xml:id="list1518330617" text:style-name="L6">
            <text:list-item>
              <text:p text:style-name="P13"><text:a xlink:type="simple" xlink:href="https://www.kernel.org/doc/html/latest/admin-guide/module-signing.html" text:style-name="Internet_20_link" text:visited-style-name="Visited_20_Internet_20_Link">Kernel module signing facility – The Linux Kernel documentation</text:a> </text:p>
            </text:list-item>
            <text:list-item>
              <text:p text:style-name="P13"><text:a xlink:type="simple" xlink:href="https://ubuntu.com/blog/how-to-sign-things-for-secure-boot" text:style-name="Internet_20_link" text:visited-style-name="Visited_20_Internet_20_Link">How to sign things for Secure Boot – Ubuntu Blog</text:a> </text:p>
            </text:list-item>
            <text:list-item>
              <text:p text:style-name="P13"><text:a xlink:type="simple" xlink:href="https://access.redhat.com/documentation/en-us/red_hat_enterprise_linux/8/html/managing_monitoring_and_updating_the_kernel/managing-kernel-modules_managing-monitoring-and-updating-the-kernel#signing-kernel-modules-for-secure-boot_managing-kernel-modules" text:style-name="Internet_20_link" text:visited-style-name="Visited_20_Internet_20_Link">Signing kernel modules for secure boot – Managing, monitoring and updating the kernel</text:a> </text:p>
            </text:list-item>
            <text:list-item>
              <text:p text:style-name="P8"><text:a xlink:type="simple" xlink:href="https://access.redhat.com/documentation/en-us/red_hat_enterprise_linux/7/html/kernel_administration_guide/chap-documentation-kernel_administration_guide-working_with_kernel_modules#sect-signing-kernel-modules-for-secure-boot" text:style-name="Internet_20_link" text:visited-style-name="Visited_20_Internet_20_Link">Signing kernel modules for secure boot – Kernel Administration Guide</text:a> </text:p>
            </text:list-item>
          </text:list>
        </text:section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ans2" svg:font-family="FreeSans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it" fo:country="IT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it" fo:country="IT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Nimbus Roman" fo:font-family="'Nimbus Roman'" style:font-family-generic="roman" style:font-pitch="variable" fo:font-size="24pt" fo:font-weight="bold" style:font-name-asian="Nimbus Sans1" style:font-family-asian="'Nimbus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Nimbus Roman" fo:font-family="'Nimbus Roman'" style:font-family-generic="roman" style:font-pitch="variable" fo:font-size="14pt" fo:font-weight="bold" style:font-name-asian="Nimbus Sans1" style:font-family-asian="'Nimbus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Nimbus Roman" fo:font-family="'Nimbus Roman'" style:font-family-generic="roman" style:font-pitch="variable" fo:font-size="12pt" fo:font-weight="bold" style:font-name-asian="Nimbus Sans1" style:font-family-asian="'Nimbus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imbus Mono PS" style:font-family-asian="'Nimbus Mono PS'" style:font-family-generic-asian="modern" style:font-pitch-asian="fixed" style:font-name-complex="FreeSans2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8:42:13.817914913</meta:creation-date>
    <dc:date>2021-06-28T18:46:30.409955109</dc:date>
    <meta:editing-duration>PT3M14S</meta:editing-duration>
    <meta:editing-cycles>1</meta:editing-cycles>
    <meta:document-statistic meta:table-count="12" meta:image-count="0" meta:object-count="0" meta:page-count="4" meta:paragraph-count="107" meta:word-count="659" meta:character-count="4733" meta:non-whitespace-character-count="4170"/>
    <meta:generator>LibreOffice/7.0.6.2$Linux_X86_64 LibreOffice_project/00$Build-2</meta:generator>
  </office:meta>
</office:document-meta>
</file>